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swiss"/>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1a33f6"/>
    </style:style>
    <style:style style:name="T1" style:family="text">
      <style:text-properties officeooo:rsid="001a33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a computadora es un dispositivo electrónico digital que ejecuta un programa, y un programa está compuesto por un conjunto de operaciones o instrucciones que la computadora puede realizar.<text:line-break/><text:line-break/>El programa ejecutado procesa y responde a los datos de entrada. Esta acción se llama comportamiento condicional y permite que la computadora verifique datos; y luego, dependiendo del resultado, decida ejecutar entre dos o más acciones posibles. Sin esta capacidad, una computadora sería una mera calculadora.<text:line-break/><text:line-break/>La computadora moderna es una máquina de programa almacenado porque el programa y los datos se almacenan en <text:span text:style-name="T1">la misma memoria.</text:span><text:line-break/><text:line-break/>Los circuitos electrónicos de cada computadora pueden reconocer y ejecutar directamente un conjunto limitado de instrucciones simples en las que todos sus programas deben convertirse antes de que puedan ejecutarse. Estas instrucciones básicas rara vez son mucho más complicadas que copiar un dato de la memoria al procesador, sumar dos números... o verificar si el resultado fue cero...<text:line-break/><text:line-break/><text:span text:style-name="T1">Estas</text:span> instrucciones <text:span text:style-name="T1">muuuy sencillas </text:span>el lenguaje conocido como lenguaje máquina, y permite que podamos programarla utilizando unicamente números en base dos (binario). Quienes diseñan una nueva computadora deben decidir qué instrucciones incluir en su lenguaje de máquina.<text:line-break/><text:line-break/>Por lo general, intentan hacer las instrucciones del lenguaje máquina lo más simple posible, de acuerdo con el uso previsto para la computadora y los requisitos de rendimiento, a fin de reducir la complejidad y el costo de los componentes electrónicos necesarios.<text:line-break/><text:line-break/>Debido a que la mayoría de los lenguajes máquina son muy rudimentarios, es difícil programar la máquina usando este lenguaje de ceros y unos básico. <text:span text:style-name="T1">Por tal motivo, apareció con el tiempo un lenguaje algo mas sencillo, llamado lenguaje ensamblador.</text:span><text:line-break/>Esta <text:span text:style-name="T1">simple </text:span>observación <text:span text:style-name="T1">de la </text:span>historia, ha derivado <text:span text:style-name="T1">que </text:span>en <text:span text:style-name="T1">el </text:span>diseño <text:span text:style-name="T1">y uso </text:span>de computadoras <text:span text:style-name="T1">se utilicen </text:span>una serie de abstracciones en niveles, donde cada abstracción en la jerarquía se piensa o diseña sobre la que está debajo. De esta forma se puede entender y dominar la complejidad de las computadoras modernas, <text:span text:style-name="T1">lo que </text:span>permite <text:span text:style-name="T1">diseñar y fabricar microprocesadores </text:span>de manera sistemática y organizada.<text:line-break/><text:line-break/>La mayoría de las computadoras modernas constan de dos o más niveles. El nivel en la parte inferior es el verdadero hardware de la máquina. Sus circuitos <text:span text:style-name="T1">ejecutan realmente los programas en lenguaje máquina que se encuentra en la parte superior.</text:span><text:line-break/><text:line-break/><text:span text:style-name="T1">La abstracción que está justo por encima de los circuitos CMOS se llama </text:span>el nivel de lógica digital, <text:span text:style-name="T1">o diseño digital. Aquí, </text:span>los objetos <text:span text:style-name="T1">de estudio se </text:span>llaman <text:span text:style-name="T1">com</text:span>puertas. Aunque se construyen a partir de componentes analógicos, como transistores, las <text:span text:style-name="T1">com</text:span>puertas se pueden modelar con precisión como dispositivos digitales. Cada <text:span text:style-name="T1">com</text:span>puerta tiene una o más entradas digitales (señales que representan 0 o 1) y calcula como salida alguna función simple de estas entradas, como AND u OR. <text:span text:style-name="T1">Las compuertas mas sencillas se fabrican con pocos transistores.</text:span></text:p>
      <text:p text:style-name="P1"><text:span text:style-name="T1">Luego, s</text:span>e puede combinar una cantidad de <text:span text:style-name="T1">com</text:span>puertas para formar una memoria de 1 bit, que puede almacenar un 0 o un 1. Las memorias de 1 bit se pueden combinar en grupos de <text:s/>16, 32 o 64 para formar <text:span text:style-name="T1">los </text:span>registros <text:span text:style-name="T1">del procesador</text:span>. Cada registro puede contener un solo número binario hasta un máximo <text:span text:style-name="T1">de n bits</text:span>. Las <text:span text:style-name="T1">com</text:span>puertas también se pueden combinar para <text:span text:style-name="T1">construir la UNIDAD </text:span><text:soft-page-break/><text:span text:style-name="T1">DE CONTROL </text:span>principal. <text:span text:style-name="T1">Veremos las compuertas </text:span>y el nivel <text:span text:style-name="T1">de diseño </text:span>lógico en la unidad 2 <text:span text:style-name="T1">de la materia</text:span>.<text:line-break/>El siguiente nivel es el nivel de microarquitectura. En este nivel vemos una colección de (típicamente) 8 a 32 registros que forman una memoria local y un circuito llamado ALU (Unidad Aritmética Lógica), que es capaz de realizar operaciones aritméticas simples. Los registros están conectados a la ALU para formar <text:span text:style-name="T1">el camino </text:span>de datos.</text:p>
      <text:p text:style-name="P1">La operación básica de<text:span text:style-name="T1">l camino de datos </text:span>consiste en seleccionar uno o dos registros, hacer que la ALU opere <text:span text:style-name="T1">con</text:span> ellos (por ejemplo, sumarlos) y almacenar el resultado en algún <text:span text:style-name="T1">otro </text:span>registro.<text:line-break/>En algun<text:span text:style-name="T1">os procesadores</text:span>, el funcionamiento de<text:span text:style-name="T1">l camino </text:span>de datos está controlado por un programa <text:span text:style-name="T1">en hardware, </text:span>llamado microprograma. En otr<text:span text:style-name="T1">os en cambio</text:span>, <text:span text:style-name="T1">el camino </text:span>de datos está controlad<text:span text:style-name="T1">o</text:span> directamente por <text:span text:style-name="T1">la unidad de control en </text:span>hardware.</text:p>
      <text:p text:style-name="P1"><text:span text:style-name="T1">La microarquitectura es la Organización del procesador, y se encarga de ejecutar las instrucciones máquinas del programa.</text:span><text:line-break/><text:line-break/>El siguient<text:span text:style-name="T1">e</text:span> nivel es un quiebre, es la interfaz <text:span text:style-name="T1">de los programadores con </text:span>el hardware <text:span text:style-name="T1">(el límite entre el software y hardware)</text:span>. Y se llama <text:span text:style-name="T1">la Arquitectura de la Computadora, o </text:span>Arquitectura del conjunto de instrucciones (nivel ISA). </text:p>
      <text:p text:style-name="P1">Cada fabricante de <text:span text:style-name="T1">microprocesadores</text:span> publica <text:span text:style-name="T1">siempre </text:span>un manual titulado "Manual de referencia del lenguaje máquina <text:span text:style-name="T1">X</text:span>" o "<text:span text:style-name="T1">Manual del programador </text:span>de<text:span text:style-name="T1">l procesador Y”</text:span> o algo similar. Estos manuales son realmente sobre <text:span text:style-name="T1">la Arquitectura</text:span>, no los niveles subyacentes. Cuando describen el conjunto de instrucciones de la máquina, de hecho están describiendo <text:span text:style-name="T1">el modelo de programación de la computadora, sus registros, sus modos de direccionamiento, y las instrucciones.</text:span><text:line-break/><text:line-break/>El siguiente nivel <text:span text:style-name="T1">de abstracción </text:span>suele ser un nivel híbrido. La mayoría de las instrucciones en <text:span text:style-name="T1">este </text:span>también están en el <text:span text:style-name="T1">de la Arquitectura</text:span>. <text:span text:style-name="T1">Es e</text:span>l nivel del lenguaje ensamblador.<text:line-break/>Los programas en lenguaje ensamblador primero se traducen al lenguaje de máquina y luego el hardware los ejecuta. El programa que realiza la traducción se llama ensamblador.</text:p>
      <text:p text:style-name="P1"><text:line-break/>El nivel superior generalmente consta de lenguajes diseñados para ser utilizados por programadores de aplicaciones. Estos lenguajes se denominan a menudo lenguajes de alto nivel. Existen literalmente cientos. Algunos de los más conocidos son C, C ++, Java, Perl, Python y PHP. Los programas escritos en estos idiomas generalmente son traducidos por traductores conocidos como compiladores, aunque algunos idiomas son interpret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swiss"/>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Calibri"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ibri" fo:font-family="Calibri" style:font-family-generic="swiss"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1T20:58:36.836573327</meta:creation-date>
    <dc:date>2020-09-01T21:16:10.337235331</dc:date>
    <meta:editing-duration>PT3S</meta:editing-duration>
    <meta:editing-cycles>1</meta:editing-cycles>
    <meta:document-statistic meta:table-count="0" meta:image-count="0" meta:object-count="0" meta:page-count="2" meta:paragraph-count="6" meta:word-count="912" meta:character-count="5835" meta:non-whitespace-character-count="4916"/>
    <meta:generator>LibreOffice/5.3.6.1$Linux_X86_64 LibreOffice_project/686f202eff87ef707079aeb7f485847613344eb7</meta:generator>
  </office:meta>
</office:document-meta>
</file>